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5.71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2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1017" table:default-cell-style-name="ce4"/>
        <table:table-row table:style-name="ro1">
          <table:table-cell table:style-name="ce1" office:value-type="string" calcext:value-type="string">
            <text:p>subject_page</text:p>
          </table:table-cell>
          <table:table-cell table:style-name="ce3" office:value-type="string" calcext:value-type="string">
            <text:p>page_nam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gdt</text:p>
          </table:table-cell>
          <table:table-cell table:style-name="ce6" office:value-type="string" calcext:value-type="string">
            <text:p>upd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0T23:17:24" calcext:value-type="date">
            <text:p>2022-06-20 23:17:24</text:p>
          </table:table-cell>
          <table:table-cell table:style-name="ce5" office:value-type="date" office:date-value="2022-06-21T23:17:24" calcext:value-type="date">
            <text:p>2022-06-21 23:17:2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情報セキュリティ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1T23:17:24" calcext:value-type="date">
            <text:p>2022-06-21 23:17:24</text:p>
          </table:table-cell>
          <table:table-cell table:style-name="ce5" office:value-type="date" office:date-value="2022-06-22T23:17:24" calcext:value-type="date">
            <text:p>2022-06-22 23:17:2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脅威と脆弱性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2T23:17:24" calcext:value-type="date">
            <text:p>2022-06-22 23:17:24</text:p>
          </table:table-cell>
          <table:table-cell table:style-name="ce5" office:value-type="date" office:date-value="2022-06-23T23:17:24" calcext:value-type="date">
            <text:p>2022-06-23 23:17:2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不正のメカニズム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3T23:17:24" calcext:value-type="date">
            <text:p>2022-06-23 23:17:24</text:p>
          </table:table-cell>
          <table:table-cell table:style-name="ce5" office:value-type="date" office:date-value="2022-06-24T23:17:24" calcext:value-type="date">
            <text:p>2022-06-24 23:17:2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攻撃者の種類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4T23:17:24" calcext:value-type="date">
            <text:p>2022-06-24 23:17:24</text:p>
          </table:table-cell>
          <table:table-cell table:style-name="ce5" office:value-type="date" office:date-value="2022-06-25T23:17:24" calcext:value-type="date">
            <text:p>2022-06-25 23:17:2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パスワードクラック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5T23:17:24" calcext:value-type="date">
            <text:p>2022-06-25 23:17:24</text:p>
          </table:table-cell>
          <table:table-cell table:style-name="ce5" office:value-type="date" office:date-value="2022-06-26T23:17:24" calcext:value-type="date">
            <text:p>2022-06-26 23:17:2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webアプリに対する攻撃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6T23:17:24" calcext:value-type="date">
            <text:p>2022-06-26 23:17:24</text:p>
          </table:table-cell>
          <table:table-cell table:style-name="ce5" office:value-type="date" office:date-value="2022-06-27T23:17:24" calcext:value-type="date">
            <text:p>2022-06-27 23:17:2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エージェント型攻撃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7T23:17:24" calcext:value-type="date">
            <text:p>2022-06-27 23:17:24</text:p>
          </table:table-cell>
          <table:table-cell table:style-name="ce5" office:value-type="date" office:date-value="2022-06-28T23:17:24" calcext:value-type="date">
            <text:p>2022-06-28 23:17:2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サービス不能型攻撃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8T23:17:24" calcext:value-type="date">
            <text:p>2022-06-28 23:17:24</text:p>
          </table:table-cell>
          <table:table-cell table:style-name="ce5" office:value-type="date" office:date-value="2022-06-29T23:17:24" calcext:value-type="date">
            <text:p>2022-06-29 23:17:2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論理的クラッキング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29T23:17:24" calcext:value-type="date">
            <text:p>2022-06-29 23:17:24</text:p>
          </table:table-cell>
          <table:table-cell table:style-name="ce5" office:value-type="date" office:date-value="2022-06-30T23:17:24" calcext:value-type="date">
            <text:p>2022-06-30 23:17:2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攻撃の準備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6-30T23:17:24" calcext:value-type="date">
            <text:p>2022-06-30 23:17:24</text:p>
          </table:table-cell>
          <table:table-cell table:style-name="ce5" office:value-type="date" office:date-value="2022-07-01T23:17:24" calcext:value-type="date">
            <text:p>2022-07-01 23:17:2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暗号技術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1T23:17:24" calcext:value-type="date">
            <text:p>2022-07-01 23:17:24</text:p>
          </table:table-cell>
          <table:table-cell table:style-name="ce5" office:value-type="date" office:date-value="2022-07-02T23:17:24" calcext:value-type="date">
            <text:p>2022-07-02 23:17:2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認証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2T23:17:24" calcext:value-type="date">
            <text:p>2022-07-02 23:17:24</text:p>
          </table:table-cell>
          <table:table-cell table:style-name="ce5" office:value-type="date" office:date-value="2022-07-03T23:17:24" calcext:value-type="date">
            <text:p>2022-07-03 23:17:2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認証技術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3T23:17:24" calcext:value-type="date">
            <text:p>2022-07-03 23:17:24</text:p>
          </table:table-cell>
          <table:table-cell table:style-name="ce5" office:value-type="date" office:date-value="2022-07-04T23:17:24" calcext:value-type="date">
            <text:p>2022-07-04 23:17: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公開鍵基盤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4T23:17:24" calcext:value-type="date">
            <text:p>2022-07-04 23:17:24</text:p>
          </table:table-cell>
          <table:table-cell table:style-name="ce5" office:value-type="date" office:date-value="2022-07-05T23:17:24" calcext:value-type="date">
            <text:p>2022-07-05 23:17:2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情報セキュリティ管理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5T23:17:24" calcext:value-type="date">
            <text:p>2022-07-05 23:17:24</text:p>
          </table:table-cell>
          <table:table-cell table:style-name="ce5" office:value-type="date" office:date-value="2022-07-06T23:17:24" calcext:value-type="date">
            <text:p>2022-07-06 23:17:2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リスク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6T23:17:24" calcext:value-type="date">
            <text:p>2022-07-06 23:17:24</text:p>
          </table:table-cell>
          <table:table-cell table:style-name="ce5" office:value-type="date" office:date-value="2022-07-07T23:17:24" calcext:value-type="date">
            <text:p>2022-07-07 23:17:2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情報セキュリティ継続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7T23:17:24" calcext:value-type="date">
            <text:p>2022-07-07 23:17:24</text:p>
          </table:table-cell>
          <table:table-cell table:style-name="ce5" office:value-type="date" office:date-value="2022-07-08T23:17:24" calcext:value-type="date">
            <text:p>2022-07-08 23:17:2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MS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8T23:17:24" calcext:value-type="date">
            <text:p>2022-07-08 23:17:24</text:p>
          </table:table-cell>
          <table:table-cell table:style-name="ce5" office:value-type="date" office:date-value="2022-07-09T23:17:24" calcext:value-type="date">
            <text:p>2022-07-09 23:17:2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セキュリティ技術評価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09T23:17:24" calcext:value-type="date">
            <text:p>2022-07-09 23:17:24</text:p>
          </table:table-cell>
          <table:table-cell table:style-name="ce5" office:value-type="date" office:date-value="2022-07-10T23:17:24" calcext:value-type="date">
            <text:p>2022-07-10 23:17:2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情報セキュリティ対策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0T23:17:24" calcext:value-type="date">
            <text:p>2022-07-10 23:17:24</text:p>
          </table:table-cell>
          <table:table-cell table:style-name="ce5" office:value-type="date" office:date-value="2022-07-11T23:17:24" calcext:value-type="date">
            <text:p>2022-07-11 23:17:24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セキュアプロトコル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1T23:17:24" calcext:value-type="date">
            <text:p>2022-07-11 23:17:24</text:p>
          </table:table-cell>
          <table:table-cell table:style-name="ce5" office:value-type="date" office:date-value="2022-07-12T23:17:24" calcext:value-type="date">
            <text:p>2022-07-12 23:17:2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認証プロトコル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2T23:17:24" calcext:value-type="date">
            <text:p>2022-07-12 23:17:24</text:p>
          </table:table-cell>
          <table:table-cell table:style-name="ce5" office:value-type="date" office:date-value="2022-07-13T23:17:24" calcext:value-type="date">
            <text:p>2022-07-13 23:17:2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のセキュリティ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3T23:17:24" calcext:value-type="date">
            <text:p>2022-07-13 23:17:24</text:p>
          </table:table-cell>
          <table:table-cell table:style-name="ce5" office:value-type="date" office:date-value="2022-07-14T23:17:24" calcext:value-type="date">
            <text:p>2022-07-14 23:17:2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アプリケーションセキュリティ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4T23:17:24" calcext:value-type="date">
            <text:p>2022-07-14 23:17:24</text:p>
          </table:table-cell>
          <table:table-cell table:style-name="ce5" office:value-type="date" office:date-value="2022-07-15T23:17:24" calcext:value-type="date">
            <text:p>2022-07-15 23:17:2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安全な技術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5T23:17:24" calcext:value-type="date">
            <text:p>2022-07-15 23:17:24</text:p>
          </table:table-cell>
          <table:table-cell table:style-name="ce5" office:value-type="date" office:date-value="2022-07-16T23:17:24" calcext:value-type="date">
            <text:p>2022-07-16 23:17:2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ネットワーク基礎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6T23:17:24" calcext:value-type="date">
            <text:p>2022-07-16 23:17:24</text:p>
          </table:table-cell>
          <table:table-cell table:style-name="ce5" office:value-type="date" office:date-value="2022-07-17T23:17:24" calcext:value-type="date">
            <text:p>2022-07-17 23:17:2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I基本参照モデル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7T23:17:24" calcext:value-type="date">
            <text:p>2022-07-17 23:17:24</text:p>
          </table:table-cell>
          <table:table-cell table:style-name="ce5" office:value-type="date" office:date-value="2022-07-18T23:17:24" calcext:value-type="date">
            <text:p>2022-07-18 23:17:24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ファイアウォール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8T23:17:24" calcext:value-type="date">
            <text:p>2022-07-18 23:17:24</text:p>
          </table:table-cell>
          <table:table-cell table:style-name="ce5" office:value-type="date" office:date-value="2022-07-19T23:17:24" calcext:value-type="date">
            <text:p>2022-07-19 23:17:2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DS・IPS・WAF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19T23:17:24" calcext:value-type="date">
            <text:p>2022-07-19 23:17:24</text:p>
          </table:table-cell>
          <table:table-cell table:style-name="ce5" office:value-type="date" office:date-value="2022-07-20T23:17:24" calcext:value-type="date">
            <text:p>2022-07-20 23:17:2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データ通信と制御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0T23:17:24" calcext:value-type="date">
            <text:p>2022-07-20 23:17:24</text:p>
          </table:table-cell>
          <table:table-cell table:style-name="ce5" office:value-type="date" office:date-value="2022-07-21T23:17:24" calcext:value-type="date">
            <text:p>2022-07-21 23:17:24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通信プロトコル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1T23:17:24" calcext:value-type="date">
            <text:p>2022-07-21 23:17:24</text:p>
          </table:table-cell>
          <table:table-cell table:style-name="ce5" office:value-type="date" office:date-value="2022-07-22T23:17:24" calcext:value-type="date">
            <text:p>2022-07-22 23:17:2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ネットワーク管理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2T23:17:24" calcext:value-type="date">
            <text:p>2022-07-22 23:17:24</text:p>
          </table:table-cell>
          <table:table-cell table:style-name="ce5" office:value-type="date" office:date-value="2022-07-23T23:17:24" calcext:value-type="date">
            <text:p>2022-07-23 23:17:2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ネットワークセキュリティ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3T23:17:24" calcext:value-type="date">
            <text:p>2022-07-23 23:17:24</text:p>
          </table:table-cell>
          <table:table-cell table:style-name="ce5" office:value-type="date" office:date-value="2022-07-24T23:17:24" calcext:value-type="date">
            <text:p>2022-07-24 23:17:24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データベース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4T23:17:24" calcext:value-type="date">
            <text:p>2022-07-24 23:17:24</text:p>
          </table:table-cell>
          <table:table-cell table:style-name="ce5" office:value-type="date" office:date-value="2022-07-25T23:17:24" calcext:value-type="date">
            <text:p>2022-07-25 23:17:2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データベース設計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5T23:17:24" calcext:value-type="date">
            <text:p>2022-07-25 23:17:24</text:p>
          </table:table-cell>
          <table:table-cell table:style-name="ce5" office:value-type="date" office:date-value="2022-07-26T23:17:24" calcext:value-type="date">
            <text:p>2022-07-26 23:17:24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データベース操作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6T23:17:24" calcext:value-type="date">
            <text:p>2022-07-26 23:17:24</text:p>
          </table:table-cell>
          <table:table-cell table:style-name="ce5" office:value-type="date" office:date-value="2022-07-27T23:17:24" calcext:value-type="date">
            <text:p>2022-07-27 23:17:24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データベース管理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7T23:17:24" calcext:value-type="date">
            <text:p>2022-07-27 23:17:24</text:p>
          </table:table-cell>
          <table:table-cell table:style-name="ce5" office:value-type="date" office:date-value="2022-07-28T23:17:24" calcext:value-type="date">
            <text:p>2022-07-28 23:17:2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システム開発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8T23:17:24" calcext:value-type="date">
            <text:p>2022-07-28 23:17:24</text:p>
          </table:table-cell>
          <table:table-cell table:style-name="ce5" office:value-type="date" office:date-value="2022-07-29T23:17:24" calcext:value-type="date">
            <text:p>2022-07-29 23:17:2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開発プロセス・手法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29T23:17:24" calcext:value-type="date">
            <text:p>2022-07-29 23:17:24</text:p>
          </table:table-cell>
          <table:table-cell table:style-name="ce5" office:value-type="date" office:date-value="2022-07-30T23:17:24" calcext:value-type="date">
            <text:p>2022-07-30 23:17:24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サービスマネジメント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30T23:17:24" calcext:value-type="date">
            <text:p>2022-07-30 23:17:24</text:p>
          </table:table-cell>
          <table:table-cell table:style-name="ce5" office:value-type="date" office:date-value="2022-07-31T23:17:24" calcext:value-type="date">
            <text:p>2022-07-31 23:17:24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システム監査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7-31T23:17:24" calcext:value-type="date">
            <text:p>2022-07-31 23:17:24</text:p>
          </table:table-cell>
          <table:table-cell table:style-name="ce5" office:value-type="date" office:date-value="2022-08-01T23:17:24" calcext:value-type="date">
            <text:p>2022-08-01 23:17:2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補足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22-08-01T23:17:24" calcext:value-type="date">
            <text:p>2022-08-01 23:17:24</text:p>
          </table:table-cell>
          <table:table-cell table:style-name="ce5" office:value-type="date" office:date-value="2022-08-02T23:17:24" calcext:value-type="date">
            <text:p>2022-08-02 23:17:24</text:p>
          </table:table-cell>
          <table:table-cell table:number-columns-repeated="1017"/>
        </table:table-row>
        <table:table-row table:style-name="ro1" table:number-rows-repeated="104853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6T21:58:43.326000000</dc:date>
    <meta:editing-duration>PT4M12S</meta:editing-duration>
    <meta:editing-cycles>1</meta:editing-cycles>
    <meta:generator>LibreOffice/7.3.4.2$Windows_X86_64 LibreOffice_project/728fec16bd5f605073805c3c9e7c4212a0120dc5</meta:generator>
    <meta:document-statistic meta:table-count="1" meta:cell-count="220" meta:object-count="0"/>
  </office:meta>
</office:document-meta>
</file>